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223.21mm" svg:y="17.99mm">
            <loext:p draw:notify-on-update-of-ranges="Feuille1.A11:Feuille1.A11 Feuille1.A12:Feuille1.A16 Feuille1.B11:Feuille1.B11 Feuille1.B12:Feuille1.B16 Feuille1.C11:Feuille1.C11 Feuille1.C12:Feuille1.C16 Feuille1.D11:Feuille1.D11 Feuille1.D12:Feuille1.D16 Feuille1.E11:Feuille1.E11 Feuille1.E12:Feuille1.E16 Feuille1.F11:Feuille1.F11 Feuille1.F12:Feuille1.F16 Feuille1.G11:Feuille1.G11 Feuille1.G12:Feuille1.G16 Feuille1.H11:Feuille1.H11 Feuille1.H12:Feuille1.H16 Feuille1.I11:Feuille1.I11 Feuille1.I12:Feuille1.I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ce2"/>
        <table:table-column table:style-name="co1" table:number-columns-repeated="6" table:default-cell-style-name="Default"/>
        <table:table-row table:style-name="ro1">
          <table:table-cell table:style-name="Default" table:number-columns-repeated="3"/>
          <table:table-cell table:style-name="ce3"/>
          <table:table-cell table:style-name="Default"/>
          <table:table-cell table:style-name="ce3"/>
          <table:table-cell table:style-name="Default"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</table:table-row>
        <table:table-row table:style-name="ro1" table:number-rows-repeated="5">
          <table:table-cell table:style-name="Default" table:number-columns-repeated="9"/>
          <table:table-cell table:number-columns-repeated="6"/>
        </table:table-row>
        <table:table-row table:style-name="ro1" table:number-rows-repeated="3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Lineair</text:p>
          </table:table-cell>
          <table:covered-table-cell table:number-columns-repeated="8"/>
          <table:table-cell table:number-columns-repeated="6"/>
        </table:table-row>
        <table:table-row table:style-name="ro1">
          <table:table-cell/>
          <table:table-cell office:value-type="string" calcext:value-type="string">
            <text:p>N=128</text:p>
          </table:table-cell>
          <table:table-cell office:value-type="string" calcext:value-type="string">
            <text:p>N=64</text:p>
          </table:table-cell>
          <table:table-cell office:value-type="string" calcext:value-type="string">
            <text:p>N=32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N=8</text:p>
          </table:table-cell>
          <table:table-cell office:value-type="string" calcext:value-type="string">
            <text:p>N=4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95535" calcext:value-type="float">
            <text:p>0,295535</text:p>
          </table:table-cell>
          <table:table-cell office:value-type="float" office:value="0.302939" calcext:value-type="float">
            <text:p>0,302939</text:p>
          </table:table-cell>
          <table:table-cell office:value-type="float" office:value="0.317886" calcext:value-type="float">
            <text:p>0,317886</text:p>
          </table:table-cell>
          <table:table-cell office:value-type="float" office:value="0.335157" calcext:value-type="float">
            <text:p>0,335157</text:p>
          </table:table-cell>
          <table:table-cell office:value-type="float" office:value="0.398106" calcext:value-type="float">
            <text:p>0,398106</text:p>
          </table:table-cell>
          <table:table-cell office:value-type="float" office:value="0.350844" calcext:value-type="float">
            <text:p>0,350844</text:p>
          </table:table-cell>
          <table:table-cell office:value-type="float" office:value="0.5308" calcext:value-type="float">
            <text:p>0,5308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596309" calcext:value-type="float">
            <text:p>0,596309</text:p>
          </table:table-cell>
          <table:table-cell office:value-type="float" office:value="0.692847" calcext:value-type="float">
            <text:p>0,692847</text:p>
          </table:table-cell>
          <table:table-cell office:value-type="float" office:value="0.613632" calcext:value-type="float">
            <text:p>0,613632</text:p>
          </table:table-cell>
          <table:table-cell office:value-type="float" office:value="0.652241" calcext:value-type="float">
            <text:p>0,652241</text:p>
          </table:table-cell>
          <table:table-cell office:value-type="float" office:value="0.718702" calcext:value-type="float">
            <text:p>0,718702</text:p>
          </table:table-cell>
          <table:table-cell office:value-type="float" office:value="0.751559" calcext:value-type="float">
            <text:p>0,751559</text:p>
          </table:table-cell>
          <table:table-cell office:value-type="float" office:value="0.986116" calcext:value-type="float">
            <text:p>0,98611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15586" calcext:value-type="float">
            <text:p>1,15586</text:p>
          </table:table-cell>
          <table:table-cell office:value-type="float" office:value="1.151448" calcext:value-type="float">
            <text:p>1,151448</text:p>
          </table:table-cell>
          <table:table-cell office:value-type="float" office:value="1.182786" calcext:value-type="float">
            <text:p>1,182786</text:p>
          </table:table-cell>
          <table:table-cell office:value-type="float" office:value="1.20025" calcext:value-type="float">
            <text:p>1,20025</text:p>
          </table:table-cell>
          <table:table-cell office:value-type="float" office:value="1.450684" calcext:value-type="float">
            <text:p>1,450684</text:p>
          </table:table-cell>
          <table:table-cell office:value-type="float" office:value="1.004918" calcext:value-type="float">
            <text:p>1,00491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.306216" calcext:value-type="float">
            <text:p>2,306216</text:p>
          </table:table-cell>
          <table:table-cell office:value-type="float" office:value="2.295854" calcext:value-type="float">
            <text:p>2,295854</text:p>
          </table:table-cell>
          <table:table-cell office:value-type="float" office:value="2.19864" calcext:value-type="float">
            <text:p>2,19864</text:p>
          </table:table-cell>
          <table:table-cell office:value-type="float" office:value="2.652781" calcext:value-type="float">
            <text:p>2,652781</text:p>
          </table:table-cell>
          <table:table-cell office:value-type="float" office:value="2.049568" calcext:value-type="float">
            <text:p>2,04956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.587167" calcext:value-type="float">
            <text:p>4,587167</text:p>
          </table:table-cell>
          <table:table-cell office:value-type="float" office:value="4.321868" calcext:value-type="float">
            <text:p>4,321868</text:p>
          </table:table-cell>
          <table:table-cell office:value-type="float" office:value="4.62525" calcext:value-type="float">
            <text:p>4,62525</text:p>
          </table:table-cell>
          <table:table-cell office:value-type="float" office:value="3.461918" calcext:value-type="float">
            <text:p>3,461918</text:p>
          </table:table-cell>
          <table:table-cell table:number-columns-repeated="6"/>
        </table:table-row>
        <table:table-row table:style-name="ro1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tree reduction</text:p>
          </table:table-cell>
          <table:covered-table-cell table:number-columns-repeated="8"/>
          <table:table-cell table:number-columns-repeated="6"/>
        </table:table-row>
        <table:table-row table:style-name="ro1">
          <table:table-cell/>
          <table:table-cell office:value-type="string" calcext:value-type="string">
            <text:p>n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ks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318972" calcext:value-type="float">
            <text:p>0,318972</text:p>
          </table:table-cell>
          <table:table-cell office:value-type="float" office:value="0.317656" calcext:value-type="float">
            <text:p>0,317656</text:p>
          </table:table-cell>
          <table:table-cell office:value-type="float" office:value="0.338055" calcext:value-type="float">
            <text:p>0,338055</text:p>
          </table:table-cell>
          <table:table-cell office:value-type="float" office:value="0.396181" calcext:value-type="float">
            <text:p>0,396181</text:p>
          </table:table-cell>
          <table:table-cell office:value-type="float" office:value="0.351604" calcext:value-type="float">
            <text:p>0,351604</text:p>
          </table:table-cell>
          <table:table-cell office:value-type="float" office:value="0.530914" calcext:value-type="float">
            <text:p>0,530914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60533" calcext:value-type="float">
            <text:p>0,60533</text:p>
          </table:table-cell>
          <table:table-cell office:value-type="float" office:value="0.626211" calcext:value-type="float">
            <text:p>0,626211</text:p>
          </table:table-cell>
          <table:table-cell office:value-type="float" office:value="0.693251" calcext:value-type="float">
            <text:p>0,693251</text:p>
          </table:table-cell>
          <table:table-cell office:value-type="float" office:value="0.674709" calcext:value-type="float">
            <text:p>0,674709</text:p>
          </table:table-cell>
          <table:table-cell office:value-type="float" office:value="0.682996" calcext:value-type="float">
            <text:p>0,682996</text:p>
          </table:table-cell>
          <table:table-cell office:value-type="float" office:value="0.726048" calcext:value-type="float">
            <text:p>0,726048</text:p>
          </table:table-cell>
          <table:table-cell office:value-type="float" office:value="0.972901" calcext:value-type="float">
            <text:p>0,97290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170309" calcext:value-type="float">
            <text:p>1,170309</text:p>
          </table:table-cell>
          <table:table-cell office:value-type="float" office:value="1.385798" calcext:value-type="float">
            <text:p>1,385798</text:p>
          </table:table-cell>
          <table:table-cell office:value-type="float" office:value="1.195423" calcext:value-type="float">
            <text:p>1,195423</text:p>
          </table:table-cell>
          <table:table-cell office:value-type="float" office:value="1.221484" calcext:value-type="float">
            <text:p>1,221484</text:p>
          </table:table-cell>
          <table:table-cell office:value-type="float" office:value="1.451004" calcext:value-type="float">
            <text:p>1,451004</text:p>
          </table:table-cell>
          <table:table-cell office:value-type="float" office:value="0.99931" calcext:value-type="float">
            <text:p>0,9993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.306081" calcext:value-type="float">
            <text:p>2,306081</text:p>
          </table:table-cell>
          <table:table-cell office:value-type="float" office:value="2.329023" calcext:value-type="float">
            <text:p>2,329023</text:p>
          </table:table-cell>
          <table:table-cell office:value-type="float" office:value="2.204929" calcext:value-type="float">
            <text:p>2,204929</text:p>
          </table:table-cell>
          <table:table-cell office:value-type="float" office:value="2.478189" calcext:value-type="float">
            <text:p>2,478189</text:p>
          </table:table-cell>
          <table:table-cell office:value-type="float" office:value="2.000345" calcext:value-type="float">
            <text:p>2,00034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.606487" calcext:value-type="float">
            <text:p>4,606487</text:p>
          </table:table-cell>
          <table:table-cell office:value-type="float" office:value="4.892994" calcext:value-type="float">
            <text:p>4,892994</text:p>
          </table:table-cell>
          <table:table-cell office:value-type="float" office:value="4.673552" calcext:value-type="float">
            <text:p>4,673552</text:p>
          </table:table-cell>
          <table:table-cell office:value-type="float" office:value="3.439888" calcext:value-type="float">
            <text:p>3,439888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non blocking communication and linear reduction algorithm</text:p>
          </table:table-cell>
          <table:covered-table-cell table:number-columns-repeated="8"/>
          <table:table-cell table:number-columns-repeated="6"/>
        </table:table-row>
        <table:table-row table:style-name="ro1">
          <table:table-cell/>
          <table:table-cell office:value-type="string" calcext:value-type="string">
            <text:p>n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ks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317126" calcext:value-type="float">
            <text:p>0,317126</text:p>
          </table:table-cell>
          <table:table-cell office:value-type="float" office:value="0.352111" calcext:value-type="float">
            <text:p>0,352111</text:p>
          </table:table-cell>
          <table:table-cell office:value-type="float" office:value="0.337868" calcext:value-type="float">
            <text:p>0,337868</text:p>
          </table:table-cell>
          <table:table-cell office:value-type="float" office:value="0.366788" calcext:value-type="float">
            <text:p>0,366788</text:p>
          </table:table-cell>
          <table:table-cell office:value-type="float" office:value="0.351852" calcext:value-type="float">
            <text:p>0,351852</text:p>
          </table:table-cell>
          <table:table-cell office:value-type="float" office:value="0.533043" calcext:value-type="float">
            <text:p>0,533043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639961" calcext:value-type="float">
            <text:p>0,639961</text:p>
          </table:table-cell>
          <table:table-cell office:value-type="float" office:value="0.585984" calcext:value-type="float">
            <text:p>0,585984</text:p>
          </table:table-cell>
          <table:table-cell office:value-type="float" office:value="0.615334" calcext:value-type="float">
            <text:p>0,615334</text:p>
          </table:table-cell>
          <table:table-cell office:value-type="float" office:value="0.655151" calcext:value-type="float">
            <text:p>0,655151</text:p>
          </table:table-cell>
          <table:table-cell office:value-type="float" office:value="0.69291" calcext:value-type="float">
            <text:p>0,69291</text:p>
          </table:table-cell>
          <table:table-cell office:value-type="float" office:value="1.066843" calcext:value-type="float">
            <text:p>1,066843</text:p>
          </table:table-cell>
          <table:table-cell office:value-type="float" office:value="0.823545" calcext:value-type="float">
            <text:p>0,82354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168494" calcext:value-type="float">
            <text:p>1,168494</text:p>
          </table:table-cell>
          <table:table-cell office:value-type="float" office:value="1.155298" calcext:value-type="float">
            <text:p>1,155298</text:p>
          </table:table-cell>
          <table:table-cell office:value-type="float" office:value="1.208627" calcext:value-type="float">
            <text:p>1,208627</text:p>
          </table:table-cell>
          <table:table-cell office:value-type="float" office:value="1.196958" calcext:value-type="float">
            <text:p>1,196958</text:p>
          </table:table-cell>
          <table:table-cell office:value-type="float" office:value="1.44978" calcext:value-type="float">
            <text:p>1,44978</text:p>
          </table:table-cell>
          <table:table-cell office:value-type="float" office:value="1.644179" calcext:value-type="float">
            <text:p>1,64417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.319473" calcext:value-type="float">
            <text:p>2,319473</text:p>
          </table:table-cell>
          <table:table-cell office:value-type="float" office:value="2.316626" calcext:value-type="float">
            <text:p>2,316626</text:p>
          </table:table-cell>
          <table:table-cell office:value-type="float" office:value="2.218296" calcext:value-type="float">
            <text:p>2,218296</text:p>
          </table:table-cell>
          <table:table-cell office:value-type="float" office:value="2.551811" calcext:value-type="float">
            <text:p>2,551811</text:p>
          </table:table-cell>
          <table:table-cell office:value-type="float" office:value="2.0276" calcext:value-type="float">
            <text:p>2,027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.604809" calcext:value-type="float">
            <text:p>4,604809</text:p>
          </table:table-cell>
          <table:table-cell office:value-type="float" office:value="4.318886" calcext:value-type="float">
            <text:p>4,318886</text:p>
          </table:table-cell>
          <table:table-cell office:value-type="float" office:value="4.655613" calcext:value-type="float">
            <text:p>4,655613</text:p>
          </table:table-cell>
          <table:table-cell office:value-type="float" office:value="3.644564" calcext:value-type="float">
            <text:p>3,644564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MPI Collective : MPI_Gather</text:p>
          </table:table-cell>
          <table:covered-table-cell table:number-columns-repeated="8"/>
          <table:table-cell table:number-columns-repeated="6"/>
        </table:table-row>
        <table:table-row table:style-name="ro1">
          <table:table-cell/>
          <table:table-cell office:value-type="string" calcext:value-type="string">
            <text:p>n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ks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307194" calcext:value-type="float">
            <text:p>0,307194</text:p>
          </table:table-cell>
          <table:table-cell office:value-type="float" office:value="0.316182" calcext:value-type="float">
            <text:p>0,316182</text:p>
          </table:table-cell>
          <table:table-cell office:value-type="float" office:value="0.330936" calcext:value-type="float">
            <text:p>0,330936</text:p>
          </table:table-cell>
          <table:table-cell office:value-type="float" office:value="0.362536" calcext:value-type="float">
            <text:p>0,362536</text:p>
          </table:table-cell>
          <table:table-cell office:value-type="float" office:value="0.351272" calcext:value-type="float">
            <text:p>0,351272</text:p>
          </table:table-cell>
          <table:table-cell office:value-type="float" office:value="0.533791" calcext:value-type="float">
            <text:p>0,53379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584862" calcext:value-type="float">
            <text:p>0,584862</text:p>
          </table:table-cell>
          <table:table-cell office:value-type="float" office:value="0.726132" calcext:value-type="float">
            <text:p>0,726132</text:p>
          </table:table-cell>
          <table:table-cell office:value-type="float" office:value="0.622651" calcext:value-type="float">
            <text:p>0,622651</text:p>
          </table:table-cell>
          <table:table-cell office:value-type="float" office:value="0.652433" calcext:value-type="float">
            <text:p>0,652433</text:p>
          </table:table-cell>
          <table:table-cell office:value-type="float" office:value="0.735516" calcext:value-type="float">
            <text:p>0,735516</text:p>
          </table:table-cell>
          <table:table-cell office:value-type="float" office:value="1.062813" calcext:value-type="float">
            <text:p>1,062813</text:p>
          </table:table-cell>
          <table:table-cell office:value-type="float" office:value="0.837454" calcext:value-type="float">
            <text:p>0,83745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167143" calcext:value-type="float">
            <text:p>1,167143</text:p>
          </table:table-cell>
          <table:table-cell office:value-type="float" office:value="1.187174" calcext:value-type="float">
            <text:p>1,187174</text:p>
          </table:table-cell>
          <table:table-cell office:value-type="float" office:value="1.191778" calcext:value-type="float">
            <text:p>1,191778</text:p>
          </table:table-cell>
          <table:table-cell office:value-type="float" office:value="1.207948" calcext:value-type="float">
            <text:p>1,207948</text:p>
          </table:table-cell>
          <table:table-cell office:value-type="float" office:value="1.450382" calcext:value-type="float">
            <text:p>1,450382</text:p>
          </table:table-cell>
          <table:table-cell office:value-type="float" office:value="1.678651" calcext:value-type="float">
            <text:p>1,67865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.301554" calcext:value-type="float">
            <text:p>2,301554</text:p>
          </table:table-cell>
          <table:table-cell office:value-type="float" office:value="2.300675" calcext:value-type="float">
            <text:p>2,300675</text:p>
          </table:table-cell>
          <table:table-cell office:value-type="float" office:value="2.665402" calcext:value-type="float">
            <text:p>2,665402</text:p>
          </table:table-cell>
          <table:table-cell office:value-type="float" office:value="2.670916" calcext:value-type="float">
            <text:p>2,670916</text:p>
          </table:table-cell>
          <table:table-cell office:value-type="float" office:value="1.979049" calcext:value-type="float">
            <text:p>1,97904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.591605" calcext:value-type="float">
            <text:p>4,591605</text:p>
          </table:table-cell>
          <table:table-cell office:value-type="float" office:value="4.318978" calcext:value-type="float">
            <text:p>4,318978</text:p>
          </table:table-cell>
          <table:table-cell office:value-type="float" office:value="4.66244" calcext:value-type="float">
            <text:p>4,66244</text:p>
          </table:table-cell>
          <table:table-cell office:value-type="float" office:value="3.632072" calcext:value-type="float">
            <text:p>3,632072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MPI Collective : MPI_reduce</text:p>
          </table:table-cell>
          <table:covered-table-cell table:number-columns-repeated="8"/>
          <table:table-cell table:number-columns-repeated="6"/>
        </table:table-row>
        <table:table-row table:style-name="ro1">
          <table:table-cell/>
          <table:table-cell office:value-type="string" calcext:value-type="string">
            <text:p>n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ks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308787" calcext:value-type="float">
            <text:p>0,308787</text:p>
          </table:table-cell>
          <table:table-cell office:value-type="float" office:value="0.319144" calcext:value-type="float">
            <text:p>0,319144</text:p>
          </table:table-cell>
          <table:table-cell office:value-type="float" office:value="0.33115" calcext:value-type="float">
            <text:p>0,33115</text:p>
          </table:table-cell>
          <table:table-cell office:value-type="float" office:value="0.37956" calcext:value-type="float">
            <text:p>0,37956</text:p>
          </table:table-cell>
          <table:table-cell office:value-type="float" office:value="0.351857" calcext:value-type="float">
            <text:p>0,351857</text:p>
          </table:table-cell>
          <table:table-cell office:value-type="float" office:value="0.530888" calcext:value-type="float">
            <text:p>0,530888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582311" calcext:value-type="float">
            <text:p>0,582311</text:p>
          </table:table-cell>
          <table:table-cell office:value-type="float" office:value="0.625275" calcext:value-type="float">
            <text:p>0,625275</text:p>
          </table:table-cell>
          <table:table-cell office:value-type="float" office:value="0.621808" calcext:value-type="float">
            <text:p>0,621808</text:p>
          </table:table-cell>
          <table:table-cell office:value-type="float" office:value="0.656919" calcext:value-type="float">
            <text:p>0,656919</text:p>
          </table:table-cell>
          <table:table-cell office:value-type="float" office:value="0.677215" calcext:value-type="float">
            <text:p>0,677215</text:p>
          </table:table-cell>
          <table:table-cell office:value-type="float" office:value="0.875364" calcext:value-type="float">
            <text:p>0,875364</text:p>
          </table:table-cell>
          <table:table-cell office:value-type="float" office:value="0.838292" calcext:value-type="float">
            <text:p>0,83829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159983" calcext:value-type="float">
            <text:p>1,159983</text:p>
          </table:table-cell>
          <table:table-cell office:value-type="float" office:value="1.153512" calcext:value-type="float">
            <text:p>1,153512</text:p>
          </table:table-cell>
          <table:table-cell office:value-type="float" office:value="1.247297" calcext:value-type="float">
            <text:p>1,247297</text:p>
          </table:table-cell>
          <table:table-cell office:value-type="float" office:value="1.320537" calcext:value-type="float">
            <text:p>1,320537</text:p>
          </table:table-cell>
          <table:table-cell office:value-type="float" office:value="1.472467" calcext:value-type="float">
            <text:p>1,472467</text:p>
          </table:table-cell>
          <table:table-cell office:value-type="float" office:value="1.677618" calcext:value-type="float">
            <text:p>1,67761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.293069" calcext:value-type="float">
            <text:p>2,293069</text:p>
          </table:table-cell>
          <table:table-cell office:value-type="float" office:value="2.302028" calcext:value-type="float">
            <text:p>2,302028</text:p>
          </table:table-cell>
          <table:table-cell office:value-type="float" office:value="2.681386" calcext:value-type="float">
            <text:p>2,681386</text:p>
          </table:table-cell>
          <table:table-cell office:value-type="float" office:value="2.545549" calcext:value-type="float">
            <text:p>2,545549</text:p>
          </table:table-cell>
          <table:table-cell office:value-type="float" office:value="1.999655" calcext:value-type="float">
            <text:p>1,99965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.595923" calcext:value-type="float">
            <text:p>4,595923</text:p>
          </table:table-cell>
          <table:table-cell office:value-type="float" office:value="4.321235" calcext:value-type="float">
            <text:p>4,321235</text:p>
          </table:table-cell>
          <table:table-cell office:value-type="float" office:value="4.70067" calcext:value-type="float">
            <text:p>4,70067</text:p>
          </table:table-cell>
          <table:table-cell office:value-type="float" office:value="3.555092" calcext:value-type="float">
            <text:p>3,555092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MPI_Windows and one-sided communcation &amp; linear reduction algorithm</text:p>
          </table:table-cell>
          <table:covered-table-cell table:number-columns-repeated="8"/>
          <table:table-cell table:number-columns-repeated="6"/>
        </table:table-row>
        <table:table-row table:style-name="ro1">
          <table:table-cell/>
          <table:table-cell office:value-type="string" calcext:value-type="string">
            <text:p>n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ks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322048" calcext:value-type="float">
            <text:p>0,322048</text:p>
          </table:table-cell>
          <table:table-cell office:value-type="float" office:value="0.326236" calcext:value-type="float">
            <text:p>0,326236</text:p>
          </table:table-cell>
          <table:table-cell office:value-type="float" office:value="0.379775" calcext:value-type="float">
            <text:p>0,379775</text:p>
          </table:table-cell>
          <table:table-cell office:value-type="float" office:value="0.37195" calcext:value-type="float">
            <text:p>0,37195</text:p>
          </table:table-cell>
          <table:table-cell office:value-type="float" office:value="0.362134" calcext:value-type="float">
            <text:p>0,362134</text:p>
          </table:table-cell>
          <table:table-cell office:value-type="float" office:value="0.615374" calcext:value-type="float">
            <text:p>0,615374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622091" calcext:value-type="float">
            <text:p>0,622091</text:p>
          </table:table-cell>
          <table:table-cell office:value-type="float" office:value="0.62739" calcext:value-type="float">
            <text:p>0,62739</text:p>
          </table:table-cell>
          <table:table-cell office:value-type="float" office:value="0.645659" calcext:value-type="float">
            <text:p>0,645659</text:p>
          </table:table-cell>
          <table:table-cell office:value-type="float" office:value="0.676461" calcext:value-type="float">
            <text:p>0,676461</text:p>
          </table:table-cell>
          <table:table-cell office:value-type="float" office:value="0.696782" calcext:value-type="float">
            <text:p>0,696782</text:p>
          </table:table-cell>
          <table:table-cell office:value-type="float" office:value="0.845416" calcext:value-type="float">
            <text:p>0,845416</text:p>
          </table:table-cell>
          <table:table-cell office:value-type="float" office:value="0.847932" calcext:value-type="float">
            <text:p>0,84793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451249" calcext:value-type="float">
            <text:p>1,451249</text:p>
          </table:table-cell>
          <table:table-cell office:value-type="float" office:value="1.200131" calcext:value-type="float">
            <text:p>1,200131</text:p>
          </table:table-cell>
          <table:table-cell office:value-type="float" office:value="1.186667" calcext:value-type="float">
            <text:p>1,186667</text:p>
          </table:table-cell>
          <table:table-cell office:value-type="float" office:value="1.193332" calcext:value-type="float">
            <text:p>1,193332</text:p>
          </table:table-cell>
          <table:table-cell office:value-type="float" office:value="1.455624" calcext:value-type="float">
            <text:p>1,455624</text:p>
          </table:table-cell>
          <table:table-cell office:value-type="float" office:value="1.66032" calcext:value-type="float">
            <text:p>1,6603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.317585" calcext:value-type="float">
            <text:p>2,317585</text:p>
          </table:table-cell>
          <table:table-cell office:value-type="float" office:value="2.348171" calcext:value-type="float">
            <text:p>2,348171</text:p>
          </table:table-cell>
          <table:table-cell office:value-type="float" office:value="2.219342" calcext:value-type="float">
            <text:p>2,219342</text:p>
          </table:table-cell>
          <table:table-cell office:value-type="float" office:value="2.672198" calcext:value-type="float">
            <text:p>2,672198</text:p>
          </table:table-cell>
          <table:table-cell office:value-type="float" office:value="2.135658" calcext:value-type="float">
            <text:p>2,13565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.58335" calcext:value-type="float">
            <text:p>4,58335</text:p>
          </table:table-cell>
          <table:table-cell office:value-type="float" office:value="4.343251" calcext:value-type="float">
            <text:p>4,343251</text:p>
          </table:table-cell>
          <table:table-cell office:value-type="float" office:value="4.434285" calcext:value-type="float">
            <text:p>4,434285</text:p>
          </table:table-cell>
          <table:table-cell office:value-type="float" office:value="3.774231" calcext:value-type="float">
            <text:p>3,774231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3"/>
          <table:table-cell table:style-name="Default" table:number-columns-repeated="8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1:42:56.334115320</meta:creation-date>
    <dc:date>2020-05-19T13:09:27.095672408</dc:date>
    <meta:editing-duration>PT3M43S</meta:editing-duration>
    <meta:editing-cycles>2</meta:editing-cycles>
    <meta:generator>LibreOffice/5.1.6.2$Linux_X86_64 LibreOffice_project/10m0$Build-2</meta:generator>
    <meta:document-statistic meta:table-count="1" meta:cell-count="2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91cm" svg:y="0.316cm" chart:style-name="ch2">
          <text:p>Results for Linear blocking communications</text:p>
        </chart:title>
        <chart:legend chart:legend-position="end" svg:x="13.651cm" svg:y="2.458cm" style:legend-expansion="high" chart:style-name="ch3"/>
        <chart:plot-area chart:style-name="ch4" table:cell-range-address="Feuille1.A11:Feuille1.I16" chart:data-source-has-labels="both" svg:x="1.331cm" svg:y="1.275cm" svg:width="12cm" svg:height="6.564cm">
          <chartooo:coordinate-region svg:x="2.058cm" svg:y="1.474cm" svg:width="11.179cm" svg:height="5.718cm"/>
          <chart:axis chart:dimension="x" chart:name="primary-x" chart:style-name="ch5" chartooo:axis-type="auto">
            <chartooo:date-scale/>
            <chart:title svg:x="5.594cm" svg:y="8.019cm" chart:style-name="ch6">
              <text:p>Number of MPI process</text:p>
            </chart:title>
            <chart:categories table:cell-range-address="Feuille1.A12:Feuille1.A16"/>
          </chart:axis>
          <chart:axis chart:dimension="y" chart:name="primary-y" chart:style-name="ch5">
            <chart:title svg:x="0.451cm" svg:y="5.778cm" chart:style-name="ch7">
              <text:p>Time in seconds</text:p>
            </chart:title>
            <chart:grid chart:style-name="ch8" chart:class="major"/>
          </chart:axis>
          <chart:series chart:style-name="ch9" chart:values-cell-range-address="Feuille1.B12:Feuille1.B16" chart:label-cell-address="Feuille1.B11:Feuille1.B11" chart:class="chart:line">
            <chart:data-point chart:repeated="5"/>
          </chart:series>
          <chart:series chart:style-name="ch10" chart:values-cell-range-address="Feuille1.C12:Feuille1.C16" chart:label-cell-address="Feuille1.C11:Feuille1.C11" chart:class="chart:line">
            <chart:data-point chart:repeated="5"/>
          </chart:series>
          <chart:series chart:style-name="ch11" chart:values-cell-range-address="Feuille1.D12:Feuille1.D16" chart:label-cell-address="Feuille1.D11:Feuille1.D11" chart:class="chart:line">
            <chart:data-point chart:repeated="5"/>
          </chart:series>
          <chart:series chart:style-name="ch12" chart:values-cell-range-address="Feuille1.E12:Feuille1.E16" chart:label-cell-address="Feuille1.E11:Feuille1.E11" chart:class="chart:line">
            <chart:data-point chart:repeated="5"/>
          </chart:series>
          <chart:series chart:style-name="ch13" chart:values-cell-range-address="Feuille1.F12:Feuille1.F16" chart:label-cell-address="Feuille1.F11:Feuille1.F11" chart:class="chart:line">
            <chart:data-point chart:repeated="5"/>
          </chart:series>
          <chart:series chart:style-name="ch14" chart:values-cell-range-address="Feuille1.G12:Feuille1.G16" chart:label-cell-address="Feuille1.G11:Feuille1.G11" chart:class="chart:line">
            <chart:data-point chart:repeated="5"/>
          </chart:series>
          <chart:series chart:style-name="ch15" chart:values-cell-range-address="Feuille1.H12:Feuille1.H16" chart:label-cell-address="Feuille1.H11:Feuille1.H11" chart:class="chart:line">
            <chart:data-point chart:repeated="5"/>
          </chart:series>
          <chart:series chart:style-name="ch16" chart:values-cell-range-address="Feuille1.I12:Feuille1.I16" chart:label-cell-address="Feuille1.I11:Feuille1.I1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128</text:p>
                <draw:g>
                  <svg:desc>Feuille1.B11:Feuille1.B11</svg:desc>
                </draw:g>
              </table:table-cell>
              <table:table-cell office:value-type="string">
                <text:p>N=64</text:p>
                <draw:g>
                  <svg:desc>Feuille1.C11:Feuille1.C11</svg:desc>
                </draw:g>
              </table:table-cell>
              <table:table-cell office:value-type="string">
                <text:p>N=32</text:p>
                <draw:g>
                  <svg:desc>Feuille1.D11:Feuille1.D11</svg:desc>
                </draw:g>
              </table:table-cell>
              <table:table-cell office:value-type="string">
                <text:p>N=16</text:p>
                <draw:g>
                  <svg:desc>Feuille1.E11:Feuille1.E11</svg:desc>
                </draw:g>
              </table:table-cell>
              <table:table-cell office:value-type="string">
                <text:p>N=8</text:p>
                <draw:g>
                  <svg:desc>Feuille1.F11:Feuille1.F11</svg:desc>
                </draw:g>
              </table:table-cell>
              <table:table-cell office:value-type="string">
                <text:p>N=4</text:p>
                <draw:g>
                  <svg:desc>Feuille1.G11:Feuille1.G11</svg:desc>
                </draw:g>
              </table:table-cell>
              <table:table-cell office:value-type="string">
                <text:p>N=2</text:p>
                <draw:g>
                  <svg:desc>Feuille1.H11:Feuille1.H11</svg:desc>
                </draw:g>
              </table:table-cell>
              <table:table-cell office:value-type="string">
                <text:p>N=1</text:p>
                <draw:g>
                  <svg:desc>Feuille1.I11:Feuille1.I11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Feuille1.A12:Feuille1.A16</svg:desc>
                </draw:g>
              </table:table-cell>
              <table:table-cell office:value-type="float" office:value="0.295535">
                <text:p>0.295535</text:p>
                <draw:g>
                  <svg:desc>Feuille1.B12:Feuille1.B16</svg:desc>
                </draw:g>
              </table:table-cell>
              <table:table-cell office:value-type="float" office:value="0.302939">
                <text:p>0.302939</text:p>
                <draw:g>
                  <svg:desc>Feuille1.C12:Feuille1.C16</svg:desc>
                </draw:g>
              </table:table-cell>
              <table:table-cell office:value-type="float" office:value="0.317886">
                <text:p>0.317886</text:p>
                <draw:g>
                  <svg:desc>Feuille1.D12:Feuille1.D16</svg:desc>
                </draw:g>
              </table:table-cell>
              <table:table-cell office:value-type="float" office:value="0.335157">
                <text:p>0.335157</text:p>
                <draw:g>
                  <svg:desc>Feuille1.E12:Feuille1.E16</svg:desc>
                </draw:g>
              </table:table-cell>
              <table:table-cell office:value-type="float" office:value="0.398106">
                <text:p>0.398106</text:p>
                <draw:g>
                  <svg:desc>Feuille1.F12:Feuille1.F16</svg:desc>
                </draw:g>
              </table:table-cell>
              <table:table-cell office:value-type="float" office:value="0.350844">
                <text:p>0.350844</text:p>
                <draw:g>
                  <svg:desc>Feuille1.G12:Feuille1.G16</svg:desc>
                </draw:g>
              </table:table-cell>
              <table:table-cell office:value-type="float" office:value="0.5308">
                <text:p>0.5308</text:p>
                <draw:g>
                  <svg:desc>Feuille1.H12:Feuille1.H16</svg:desc>
                </draw:g>
              </table:table-cell>
              <table:table-cell office:value-type="float" office:value="NaN">
                <text:p>NaN</text:p>
                <draw:g>
                  <svg:desc>Feuille1.I12:Feuille1.I16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0.596309">
                <text:p>0.596309</text:p>
              </table:table-cell>
              <table:table-cell office:value-type="float" office:value="0.692847">
                <text:p>0.692847</text:p>
              </table:table-cell>
              <table:table-cell office:value-type="float" office:value="0.613632">
                <text:p>0.613632</text:p>
              </table:table-cell>
              <table:table-cell office:value-type="float" office:value="0.652241">
                <text:p>0.652241</text:p>
              </table:table-cell>
              <table:table-cell office:value-type="float" office:value="0.718702">
                <text:p>0.718702</text:p>
              </table:table-cell>
              <table:table-cell office:value-type="float" office:value="0.751559">
                <text:p>0.751559</text:p>
              </table:table-cell>
              <table:table-cell office:value-type="float" office:value="0.986116">
                <text:p>0.9861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586">
                <text:p>1.15586</text:p>
              </table:table-cell>
              <table:table-cell office:value-type="float" office:value="1.151448">
                <text:p>1.151448</text:p>
              </table:table-cell>
              <table:table-cell office:value-type="float" office:value="1.182786">
                <text:p>1.182786</text:p>
              </table:table-cell>
              <table:table-cell office:value-type="float" office:value="1.20025">
                <text:p>1.20025</text:p>
              </table:table-cell>
              <table:table-cell office:value-type="float" office:value="1.450684">
                <text:p>1.450684</text:p>
              </table:table-cell>
              <table:table-cell office:value-type="float" office:value="1.004918">
                <text:p>1.0049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6216">
                <text:p>2.306216</text:p>
              </table:table-cell>
              <table:table-cell office:value-type="float" office:value="2.295854">
                <text:p>2.295854</text:p>
              </table:table-cell>
              <table:table-cell office:value-type="float" office:value="2.19864">
                <text:p>2.19864</text:p>
              </table:table-cell>
              <table:table-cell office:value-type="float" office:value="2.652781">
                <text:p>2.652781</text:p>
              </table:table-cell>
              <table:table-cell office:value-type="float" office:value="2.049568">
                <text:p>2.0495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87167">
                <text:p>4.587167</text:p>
              </table:table-cell>
              <table:table-cell office:value-type="float" office:value="4.321868">
                <text:p>4.321868</text:p>
              </table:table-cell>
              <table:table-cell office:value-type="float" office:value="4.62525">
                <text:p>4.62525</text:p>
              </table:table-cell>
              <table:table-cell office:value-type="float" office:value="3.461918">
                <text:p>3.461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